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78cm" svg:height="7.62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1-25T16:48:46</meta:creation-date>
    <dc:date>2017-01-15T12:12:30</dc:date>
    <dc:creator>Lu Ding</dc:creator>
    <meta:editing-duration>PT6M5S</meta:editing-duration>
    <meta:editing-cycles>4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scientific-number number:decimal-places="0" number:min-integer-digits="1" number:min-exponent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16">
      <style:chart-properties chart:display-label="true" chart:logarithmic="tru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draw:stroke="dash" draw:stroke-dash="Ultrafine_20_Dashed"/>
    </style:style>
    <style:style style:name="ch9" style:family="chart" style:data-style-name="N8000">
      <style:chart-properties chart:symbol-type="named-symbol" chart:symbol-name="square" chart:symbol-width="0.2cm" chart:symbol-height="0.2cm" chart:link-data-style-to-source="false"/>
      <style:graphic-properties svg:stroke-width="0.025cm" svg:stroke-color="#0000cc" draw:fill-color="#0000cc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/>
      <style:graphic-properties svg:stroke-width="0.025cm" svg:stroke-color="#cc0000" draw:fill-color="#cc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25cm" svg:stroke-color="#009900" draw:fill-color="#0099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7.621cm" xlink:href="." xlink:type="simple" chart:class="chart:line" chart:style-name="ch1">
        <chart:legend chart:legend-position="end" svg:x="16.183cm" svg:y="2.915cm" style:legend-expansion="high" chart:style-name="ch2"/>
        <chart:plot-area chart:style-name="ch3" chart:data-source-has-labels="both" svg:x="1.522cm" svg:y="0.743cm" svg:width="13.951cm" svg:height="5.589cm">
          <chartooo:coordinate-region svg:x="2.535cm" svg:y="0.94cm" svg:width="12.844cm" svg:height="4.749cm"/>
          <chart:axis chart:dimension="x" chart:name="primary-x" chart:style-name="ch4" chartooo:axis-type="text">
            <chart:title svg:x="7.301cm" svg:y="6.484cm" chart:style-name="ch5">
              <text:p>mmax=nmax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456cm" chart:style-name="ch7">
              <text:p>time [sec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79172766666666">
                <text:p>0.0000179172766666666</text:p>
              </table:table-cell>
              <table:table-cell office:value-type="float" office:value="0.000001992697">
                <text:p>0.000001992697</text:p>
              </table:table-cell>
              <table:table-cell office:value-type="float" office:value="0.0000006227387">
                <text:p>0.00000062273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89707466666667">
                <text:p>0.00389707466666667</text:p>
              </table:table-cell>
              <table:table-cell office:value-type="float" office:value="0.000083294">
                <text:p>0.000083294</text:p>
              </table:table-cell>
              <table:table-cell office:value-type="float" office:value="0.00000473661333333333">
                <text:p>0.00000473661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9943666666667">
                <text:p>0.0369943666666667</text:p>
              </table:table-cell>
              <table:table-cell office:value-type="float" office:value="0.000484693033333333">
                <text:p>0.000484693033333333</text:p>
              </table:table-cell>
              <table:table-cell office:value-type="float" office:value="0.0000129313633333333">
                <text:p>0.00001293136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653166666666">
                <text:p>0.746653166666666</text:p>
              </table:table-cell>
              <table:table-cell office:value-type="float" office:value="0.00289256033333333">
                <text:p>0.00289256033333333</text:p>
              </table:table-cell>
              <table:table-cell office:value-type="float" office:value="0.0000375842866666666">
                <text:p>0.00003758428666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8581866666666">
                <text:p>3.38581866666666</text:p>
              </table:table-cell>
              <table:table-cell office:value-type="float" office:value="0.009403904">
                <text:p>0.009403904</text:p>
              </table:table-cell>
              <table:table-cell office:value-type="float" office:value="0.0000784047466666666">
                <text:p>0.0000784047466666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